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nctor.getTypes( Object [ ] _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unctor.doInvoke( Class _class , Object _invokee , Object [ ] _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unctor.Functor( String _methodName , Class [ ] _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or.typesToString( Class [ ] arg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unctor.checkMethod( Object _invoke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uncto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unctor.getPrimitive( Class 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unctor.Functor( Object _invokee , String _methodName , Class [ ] _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or.getNewArray( int i , Class replacement , Class [ ] or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unctor.doCreateMethod( Class p_class , Class [ ] p_typ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Functor.checkMethod( Object _invokee , Class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unctor.Functor( Object _invokee , String _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or.getAr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unctor.Functor( String _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or.Functor( String _methodName , Object [ ] _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or.Functor( Object _invokee , String _methodName , Object [ ] _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or.Fun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or.typesToString( StringBuffer sb , Class [ ] _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unctor.Functor( Class _clazz , String _methodName , Class [ ] _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or.invoke( Object p_invokee , Object [ ] p_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unctor._getTypes( Object [ ] _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unctor.invok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unctor.invoke( Object p_invok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or.Functor( Class _clazz , String _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or.invoke( Object [ ] p_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unctor.Functor( Class _clazz , Object _invokee , String _methodName , Object [ ] _args , Class [ ] _typ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